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10b8" officeooo:paragraph-rsid="000810b8"/>
    </style:style>
    <style:style style:name="P2" style:family="paragraph" style:parent-style-name="Text_20_body">
      <style:text-properties officeooo:rsid="000812df" officeooo:paragraph-rsid="000812df"/>
    </style:style>
    <style:style style:name="P3" style:family="paragraph" style:parent-style-name="Text_20_body">
      <style:text-properties officeooo:rsid="00099dea" officeooo:paragraph-rsid="00099dea"/>
    </style:style>
    <style:style style:name="P4" style:family="paragraph" style:parent-style-name="Title">
      <style:text-properties officeooo:rsid="000810b8" officeooo:paragraph-rsid="000810b8"/>
    </style:style>
    <style:style style:name="P5" style:family="paragraph" style:parent-style-name="Heading_20_1">
      <style:text-properties officeooo:rsid="000812df" officeooo:paragraph-rsid="000812df"/>
    </style:style>
    <style:style style:name="T1" style:family="text">
      <style:text-properties officeooo:rsid="00099d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y Am I Here?</text:p>
      <text:p text:style-name="P1">Perhaps this is not typically the first question to answer on an ‘about me’ page, but I think it is important to address this. Why I am here helps answer why this site is here, and ultimately, why you are here. </text:p>
      <text:p text:style-name="P1">First, I am a technology enthusiast and it is from this perspective that I will be writing. Primarily, I am a supporter of Linux based operating systems, and open source in general, but I generally have a passion for technology across the board, and own devices that span the entire range. </text:p>
      <text:p text:style-name="P1">Second, I am an aspiring Web-Developer and Linux System Admin. I am currently taking online courses in HTML, CSS, and Java Script. This site acts as a practice ground for me to try what I am learning. Over time, this site will likely become more complex as I learn new techniques. I am also taking the Linux System Administration course through the Linux Foundation.</text:p>
      <text:p text:style-name="P2">Third, this is a platform for me to post my thoughts on technology that I use. My perspective is as someone that may be viewed as technical, but not exactly a total power-user, not yet. While I have been using Ubuntu Linux for 13 years, I only recently got truly comfortable with the command line recently, and still am not creating my own scripts. While I can code up a basic web-page, I am not a Web-Developer by trade. As someone that may align with a more ‘common user’, but with a passion for technology and Operating Systems, I think I offer a different perspective from the highly charged, partisan views of more seasoned, technical bloggers. </text:p>
      <text:h text:style-name="P5" text:outline-level="1">So Who Am I?</text:h>
      <text:p text:style-name="P2">I am a 35 year old from Atlanta, GA. Married with a son on the way, by day I am a Workforce Manager for Delta Dental of California. I have been on call centers seven years and leadership for over ten. In that time I have managed team<text:span text:style-name="T1">s</text:span> ranging from front-line customer service agents, to reporting, training, quality assurance, and workforce management. </text:p>
      <text:p text:style-name="P3">I got my Bachelor’s in Economics and Finance from Kennesaw State University. While I was there, I started building desktop computers. Since I was a college student, I could not easily afford a copy of Windows, so I started trying out Ubuntu Linux. Back then, it did not work well with WiFi adapters, but it was enough for me to get work done for school. Of course, I wanted to play games, so I eventually went back to Windows. </text:p>
      <text:p text:style-name="P3">Since then, I have been using Ubuntu as my main operating system off an on. Any more, it is the primary operating system I use for development, daily work, etc. I have an older MacBook Pro I keep around so I can keep up to date with the latest Apple OS developments, an iPad because they are simply the best tablets on the market today, and a couple Kindle Fire tablets because they still function. I also still have a desktop PC that is being used by my wife for voice over recording and sound editing. That machine runs an AMD Ryzen 7 1800x CPU and Linux Mint. </text:p>
      <text:p text:style-name="P3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3:29:29.801131081</meta:creation-date>
    <meta:editing-duration>PT1M41S</meta:editing-duration>
    <meta:editing-cycles>2</meta:editing-cycles>
    <meta:generator>LibreOffice/6.2.6.2$Linux_X86_64 LibreOffice_project/20$Build-2</meta:generator>
    <dc:date>2019-09-21T13:31:08.417873351</dc:date>
    <meta:document-statistic meta:table-count="0" meta:image-count="0" meta:object-count="0" meta:page-count="2" meta:paragraph-count="9" meta:word-count="529" meta:character-count="2886" meta:non-whitespace-character-count="2360"/>
  </office:meta>
</office:document-meta>
</file>